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7ab" officeooo:paragraph-rsid="001377ab"/>
    </style:style>
    <style:style style:name="P2" style:family="paragraph" style:parent-style-name="Header">
      <style:text-properties officeooo:rsid="001377ab" officeooo:paragraph-rsid="001377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opic.</text:p>
      <text:p text:style-name="P1"/>
      <text:p text:style-name="P1"><text:tab/><text:tab/>For the final project for course of Mobile programming I have decided to make an <text:tab/><text:tab/>application that will show list of events and it should display details when you click <text:tab/><text:tab/>on the event.</text:p>
      <text:p text:style-name="P1"><text:tab/><text:tab/>For my project I am going to use React-native with Expo and Redux to handle the <text:tab/><text:tab/>state. It would be possible to add/ delete events and see the details of given ev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77ab" officeooo:paragraph-rsid="001377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obile Programming</text:p>
        <text:p text:style-name="MP1">Osipov Ivan<text:tab/><text:tab/>26.32018</text:p>
        <text:p text:style-name="MP1">Haaga-Hel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6:49.589323337</meta:creation-date>
    <dc:date>2018-03-26T12:21:22.790464890</dc:date>
    <meta:editing-duration>PT4M33S</meta:editing-duration>
    <meta:editing-cycles>1</meta:editing-cycles>
    <meta:document-statistic meta:table-count="0" meta:image-count="0" meta:object-count="0" meta:page-count="1" meta:paragraph-count="6" meta:word-count="73" meta:character-count="421" meta:non-whitespace-character-count="343"/>
    <meta:generator>LibreOffice/5.1.6.2$Linux_X86_64 LibreOffice_project/10m0$Build-2</meta:generator>
  </office:meta>
</office:document-meta>
</file>